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Компонент</text:p>
          </table:table-cell>
          <table:table-cell office:value-type="string" calcext:value-type="string">
            <text:p>Цены</text:p>
          </table:table-cell>
          <table:table-cell/>
          <table:table-cell table:style-name="ce1" table:number-columns-repeated="5"/>
          <table:table-cell table:style-name="ce1" office:value-type="string" calcext:value-type="string" table:number-columns-spanned="2" table:number-rows-spanned="1">
            <text:p>Head sensor rev1.1</text:p>
          </table:table-cell>
          <table:covered-table-cell table:style-name="ce1"/>
          <table:table-cell table:style-name="ce1" table:number-columns-repeated="1014"/>
        </table:table-row>
        <table:table-row table:style-name="ro2">
          <table:covered-table-cell table:style-name="ce1"/>
          <table:table-cell table:style-name="ce1" office:value-type="string" calcext:value-type="string">
            <text:p>Чип-НН</text:p>
          </table:table-cell>
          <table:table-cell table:style-name="ce1" office:value-type="string" calcext:value-type="string">
            <text:p>Промэлектроника</text:p>
            <text:p>13 января 2015</text:p>
          </table:table-cell>
          <table:table-cell table:style-name="ce1" office:value-type="string" calcext:value-type="string">
            <text:p>1 Ом</text:p>
          </table:table-cell>
          <table:table-cell table:style-name="ce1" office:value-type="string" calcext:value-type="string">
            <text:p>Прочее</text:p>
          </table:table-cell>
          <table:table-cell table:style-name="ce1" office:value-type="string" calcext:value-type="string">
            <text:p>E-bay</text:p>
          </table:table-cell>
          <table:table-cell table:style-name="ce1" table:number-columns-repeated="2"/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Стоимость</text:p>
          </table:table-cell>
          <table:table-cell table:style-name="ce1" table:number-columns-repeated="1014"/>
        </table:table-row>
        <table:table-row table:style-name="ro3">
          <table:table-cell office:value-type="string" calcext:value-type="string">
            <text:p>stm32F103ret6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.B3:.F3])*[.I3]" office:value-type="float" office:value="322" calcext:value-type="float">
            <text:p>3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tm32f100cbt6b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formula="of:=AVERAGE([.B4:.F4])*[.I4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d-card slot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AVERAGE([.B5:.F5])*[.I5]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Стабилизатор 3.3В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.B6:.F6])*[.I6]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Стабилизатор 5В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formula="of:=AVERAGE([.B7:.F7])*[.I7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Транзистор IRLML2502</text:p>
          </table:table-cell>
          <table:table-cell/>
          <table:table-cell office:value-type="float" office:value="9.9" calcext:value-type="float">
            <text:p>9,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AVERAGE([.B8:.F8])*[.I8]" office:value-type="float" office:value="89.1" calcext:value-type="float">
            <text:p>89,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Кварц 8МГц</text:p>
          </table:table-cell>
          <table:table-cell/>
          <table:table-cell office:value-type="float" office:value="7.4" calcext:value-type="float">
            <text:p>7,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.B9:.F9])*[.I9]" office:value-type="float" office:value="7.4" calcext:value-type="float">
            <text:p>7,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Танталовый электролит 100мкФ 10В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AVERAGE([.B10:.F10])*[.I10]" office:value-type="float" office:value="36" calcext:value-type="float">
            <text:p>3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Клеммник, 3 винта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AVERAGE([.B11:.F11])*[.I11]" office:value-type="float" office:value="100" calcext:value-type="float">
            <text:p>1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Клеммник, 2 винта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AVERAGE([.B12:.F12])*[.I12]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Лежащий разъём, 9 пин, пара M+FM</text:p>
          </table:table-cell>
          <table:table-cell/>
          <table:table-cell office:value-type="float" office:value="13.9" calcext:value-type="float">
            <text:p>13,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AVERAGE([.B13:.F13])*[.I13]" office:value-type="float" office:value="13.9" calcext:value-type="float">
            <text:p>13,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Лежащий разъём, 3 пин, пара M+FM</text:p>
          </table:table-cell>
          <table:table-cell/>
          <table:table-cell office:value-type="float" office:value="7.65" calcext:value-type="float">
            <text:p>7,65</text:p>
          </table:table-cell>
          <table:table-cell table:number-columns-repeated="6"/>
          <table:table-cell table:formula="of:=AVERAGE([.B14:.F14])*[.I14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table:formula="of:=AVERAGE([.B15:.F15])*[.I15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Плата rifle rev1.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4"/>
          <table:table-cell table:formula="of:=AVERAGE([.B16:.F16])*[.I16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Плата head-sensor rev 1.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AVERAGE([.B17:.F17])*[.I17]" office:value-type="float" office:value="180" calcext:value-type="float">
            <text:p>18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Радиомодуль NRF24L01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table:formula="of:=AVERAGE([.B18:.F18])*[.I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Радиомодуль NRF24L01 с усилителем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VERAGE([.B19:.F19])*[.I19]" office:value-type="float" office:value="259" calcext:value-type="float">
            <text:p>259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ВСЕГО</text:p>
          </table:table-cell>
          <table:table-cell table:style-name="ce4" table:number-columns-repeated="8"/>
          <table:table-cell table:style-name="ce4" table:formula="of:=SUM([.J3:.J19])" office:value-type="float" office:value="1110.4" calcext:value-type="float">
            <text:p>1110,4</text:p>
          </table:table-cell>
          <table:table-cell table:style-name="ce4" table:number-columns-repeated="101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1:27:50.794209478</meta:creation-date>
    <dc:date>2015-03-22T12:02:36.133310553</dc:date>
    <meta:editing-duration>PT3M14S</meta:editing-duration>
    <meta:editing-cycles>2</meta:editing-cycles>
    <meta:generator>LibreOffice/4.3.5.2.0$Linux_X86_64 LibreOffice_project/430m0$Build-2</meta:generator>
    <meta:document-statistic meta:table-count="1" meta:cell-count="73" meta:object-count="0"/>
  </office:meta>
</office:document-meta>
</file>